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0.4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431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18a30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18a303"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fo:background-color="#18a303"/>
    </style:style>
    <style:style style:name="ce11" style:family="table-cell" style:parent-style-name="Default" style:data-style-name="N100"/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18a303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18a303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6" office:value-type="string" calcext:value-type="string">
            <text:p><text:s/>Quantity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5" office:value-type="string" calcext:value-type="string">
            <text:p>Unit Price</text:p>
          </table:table-cell>
          <table:table-cell table:style-name="ce5" office:value-type="string" calcext:value-type="string">
            <text:p>Total Price</text:p>
          </table:table-cell>
          <table:table-cell table:style-name="ce2" office:value-type="string" calcext:value-type="string">
            <text:p>Product Pag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2" table:number-columns-repeated="2"/>
          <table:table-cell table:style-name="ce5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8" office:value-type="string" calcext:value-type="string">
            <text:p>Mouser Parts</text:p>
          </table:table-cell>
          <table:table-cell table:style-name="ce12"/>
          <table:table-cell table:style-name="ce8" table:number-columns-repeated="2"/>
          <table:table-cell table:style-name="ce21" table:number-columns-repeated="2"/>
          <table:table-cell table:style-name="ce8"/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/>
          <table:table-cell table:style-name="ce2" table:number-columns-repeated="2"/>
          <table:table-cell table:style-name="ce5" table:number-columns-repeated="2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5]*[.E5]" office:value-type="currency" office:currency="USD" office:value="0.1" calcext:value-type="currency">
            <text:p>$0.10</text:p>
          </table:table-cell>
          <table:table-cell table:style-name="ce4" office:value-type="string" calcext:value-type="string">
            <text:p><text:a xlink:href="https://www.mouser.com/ProductDetail/KEMET/C0805C330K5GACTU?qs=sGAEpiMZZMs0AnBnWHyRQDFFXrMS8epKKdBCCDfrMeo%3D" xlink:type="simple">https://www.mouser.com/ProductDetail/KEMET/C0805C330K5GACTU?qs=sGAEpiMZZMs0AnBnWHyRQDFFXrMS8epKKdBCCDfrMeo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 C12 C14 C16 C13 C15 C1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6]*[.E6]" office:value-type="currency" office:currency="USD" office:value="0.7" calcext:value-type="currency">
            <text:p>$0.7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2" calcext:value-type="currency">
            <text:p>$0.12</text:p>
          </table:table-cell>
          <table:table-cell table:style-name="ce4" table:formula="of:=[.B7]*[.E7]" office:value-type="currency" office:currency="USD" office:value="0.12" calcext:value-type="currency">
            <text:p>$0.12</text:p>
          </table:table-cell>
          <table:table-cell office:value-type="string" calcext:value-type="string">
            <text:p><text:a xlink:href="https://www.mouser.com/ProductDetail/Yageo/CC0805KRX7R8BB471?qs=sGAEpiMZZMs0AnBnWHyRQCF1lTWZ1EBLV3%252Bw%2FYY9d7Q%3D" xlink:type="simple">https://www.mouser.com/ProductDetail/Yageo/CC0805KRX7R8BB471?qs=sGAEpiMZZMs0AnBnWHyRQCF1lTWZ1EBLV3%252Bw%2FYY9d7Q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 C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8]*[.E8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68" calcext:value-type="currency">
            <text:p>$0.68</text:p>
          </table:table-cell>
          <table:table-cell table:style-name="ce4" table:formula="of:=[.B9]*[.E9]" office:value-type="currency" office:currency="USD" office:value="0.68" calcext:value-type="currency">
            <text:p>$0.68</text:p>
          </table:table-cell>
          <table:table-cell office:value-type="string" calcext:value-type="string">
            <text:p><text:a xlink:href="https://www.mouser.com/ProductDetail/KEMET/C0805C224M5RACTU?qs=%2Fha2pyFadugUkFrdBsG9l2Anw7ttAa7EjCKndt3UAFYgubnjdhFFng%3D%3D" xlink:type="simple">https://www.mouser.com/ProductDetail/KEMET/C0805C224M5RACTU?qs=%2Fha2pyFadugUkFrdBsG9l2Anw7ttAa7EjCKndt3UAFYgubnjdhFFng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n3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28" calcext:value-type="currency">
            <text:p>$0.28</text:p>
          </table:table-cell>
          <table:table-cell table:style-name="ce4" table:formula="of:=[.B10]*[.E10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KEMET/C0805C332M5RACTU?qs=%2Fha2pyFadugUkFrdBsG9l6JkrOuK1Wp1rO3vbm5%2FR8qL9DOFTjPY3g%3D%3D" xlink:type="simple">https://www.mouser.com/ProductDetail/KEMET/C0805C332M5RACTU?qs=%2Fha2pyFadugUkFrdBsG9l6JkrOuK1Wp1rO3vbm5%2FR8qL9DOFTjPY3g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44" calcext:value-type="currency">
            <text:p>$0.44</text:p>
          </table:table-cell>
          <table:table-cell table:style-name="ce4" table:formula="of:=[.B11]*[.E11]" office:value-type="currency" office:currency="USD" office:value="2.64" calcext:value-type="currency">
            <text:p>$2.64</text:p>
          </table:table-cell>
          <table:table-cell office:value-type="string" calcext:value-type="string">
            <text:p><text:a xlink:href="https://www.mouser.com/ProductDetail/Panasonic/ECH-U1C682JX5?qs=sGAEpiMZZMv1cc3ydrPrF%252BfZ13WJ%2Fr1%2F51%252BoMgseN5c%3D" xlink:type="simple">https://www.mouser.com/ProductDetail/Panasonic/ECH-U1C682JX5?qs=sGAEpiMZZMv1cc3ydrPrF%252BfZ13WJ%2Fr1%2F51%252BoMgseN5c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21" calcext:value-type="currency">
            <text:p>$0.21</text:p>
          </table:table-cell>
          <table:table-cell table:style-name="ce4" table:formula="of:=[.B12]*[.E12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SOD-123</text:p>
          </table:table-cell>
          <table:table-cell table:style-name="ce4" office:value-type="currency" office:currency="USD" office:value="0.19" calcext:value-type="currency">
            <text:p>$0.19</text:p>
          </table:table-cell>
          <table:table-cell table:style-name="ce4" table:formula="of:=[.B13]*[.E13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diffused</text:p>
          </table:table-cell>
          <table:table-cell office:value-type="string" calcext:value-type="string">
            <text:p>5mm LED, green diffused or to taste</text:p>
          </table:table-cell>
          <table:table-cell table:style-name="ce4" office:value-type="currency" office:currency="USD" office:value="1.02" calcext:value-type="currency">
            <text:p>$1.02</text:p>
          </table:table-cell>
          <table:table-cell table:style-name="ce4" table:formula="of:=[.B14]*[.E14]" office:value-type="currency" office:currency="USD" office:value="1.02" calcext:value-type="currency">
            <text:p>$1.02</text:p>
          </table:table-cell>
          <table:table-cell office:value-type="string" calcext:value-type="string">
            <text:p><text:a xlink:href="https://www.mouser.com/ProductDetail/Kingbright/WP7083ZGD-G?qs=sGAEpiMZZMtmwHDZQCdlqakguNLvCrcax4VcuwqR0CU%3D" xlink:type="simple">https://www.mouser.com/ProductDetail/Kingbright/WP7083ZGD-G?qs=sGAEpiMZZMtmwHDZQCdlqakguNLvCrcax4VcuwqR0CU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SOD-123</text:p>
          </table:table-cell>
          <table:table-cell table:style-name="ce4" office:value-type="currency" office:currency="USD" office:value="0.22" calcext:value-type="currency">
            <text:p>$0.22</text:p>
          </table:table-cell>
          <table:table-cell table:style-name="ce4" table:formula="of:=[.B15]*[.E15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2.54mm pin header</text:p>
          </table:table-cell>
          <table:table-cell table:style-name="ce4" office:value-type="currency" office:currency="USD" office:value="2.78" calcext:value-type="currency">
            <text:p>$2.78</text:p>
          </table:table-cell>
          <table:table-cell table:style-name="ce4" table:formula="of:=[.B16]*[.E16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M847DS135</text:p>
          </table:table-cell>
          <table:table-cell office:value-type="string" calcext:value-type="string">
            <text:p>SOT457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B17]*[.E17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mouser.com/ProductDetail/Nexperia/BCM847DS115?qs=sGAEpiMZZMshyDBzk1%2FWi7dklbCN21lXJT5Y%2FGkr8I0%3D" xlink:type="simple">https://www.mouser.com/ProductDetail/Nexperia/BCM847DS115?qs=sGAEpiMZZMshyDBzk1%2FWi7dklbCN21lXJT5Y%2FGkr8I0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 Q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table:style-name="ce4" office:value-type="currency" office:currency="USD" office:value="0.11" calcext:value-type="currency">
            <text:p>$0.11</text:p>
          </table:table-cell>
          <table:table-cell table:style-name="ce4" table:formula="of:=[.B18]*[.E18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 Q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table:style-name="ce4" office:value-type="currency" office:currency="USD" office:value="0.11" calcext:value-type="currency">
            <text:p>$0.11</text:p>
          </table:table-cell>
          <table:table-cell table:style-name="ce4" table:formula="of:=[.B19]*[.E19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0]*[.E2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6802ELF?qs=%2Fha2pyFaduhahI5VuYfWYRAUbxcIlCnV9dwW%252Bj9B5gSVBhmQo1Zpjg%3D%3D" xlink:type="simple">https://www.mouser.com/ProductDetail/Bourns/CR0805-FX-6802ELF?qs=%2Fha2pyFaduhahI5VuYfWYRAUbxcIlCnV9dwW%252Bj9B5gSVBhmQo1Zpjg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2]*[.E2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4ELF?qs=%2Fha2pyFaduhahI5VuYfWYWbxoGryoNqDUb1mm3qpL13dG6TNWNBU7A%3D%3D" xlink:type="simple">https://www.mouser.com/ProductDetail/Bourns/CR0805-FX-1004ELF?qs=%2Fha2pyFaduhahI5VuYfWYWbxoGryoNqDUb1mm3qpL13dG6TNWNBU7A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R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4]*[.E2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0ELF?qs=%2Fha2pyFaduhahI5VuYfWYUrgooBJH85lYHJF9f2HyYUgqEiPtJLdxw%3D%3D" xlink:type="simple">https://www.mouser.com/ProductDetail/Bourns/CR0805-FX-1000ELF?qs=%2Fha2pyFaduhahI5VuYfWYUrgooBJH85lYHJF9f2HyYUgqEiPtJLdxw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5]*[.E2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6]*[.E26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 R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7]*[.E27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7 R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8]*[.E28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29]*[.E2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6803ELF?qs=%2Fha2pyFaduhahI5VuYfWYYZbzMZSTrQ4RJhFdE%2FOshZPsA%252BWDrH%2FgQ%3D%3D" xlink:type="simple">https://www.mouser.com/ProductDetail/Bourns/CR0805-FX-6803ELF?qs=%2Fha2pyFaduhahI5VuYfWYYZbzMZSTrQ4RJhFdE%2FOshZPsA%252BWDrH%2FgQ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0]*[.E3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1]*[.E3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2ELF?qs=%2Fha2pyFaduhahI5VuYfWYRIxmZvzuCz3Gc%2FltCe0Nr4idhCLE15jig%3D%3D" xlink:type="simple">https://www.mouser.com/ProductDetail/Bourns/CR0805-FX-1202ELF?qs=%2Fha2pyFaduhahI5VuYfWYRIxmZvzuCz3Gc%2FltCe0Nr4idhCLE15jig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2]*[.E3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3ELF?qs=%2Fha2pyFaduhahI5VuYfWYZsXw4yA1hx8TO6oAu5slpFsuvRta%2F%252B2RA%3D%3D" xlink:type="simple">https://www.mouser.com/ProductDetail/Bourns/CR0805-FX-1203ELF?qs=%2Fha2pyFaduhahI5VuYfWYZsXw4yA1hx8TO6oAu5slpFsuvRta%2F%252B2RA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 R9 R16 R19 R20 R23 R24 R30 R32 R38 R40 R44 R3 R6 R48 R47 R46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k7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3]*[.E33]" office:value-type="currency" office:currency="USD" office:value="1.7" calcext:value-type="currency">
            <text:p>$1.7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style-name="ce4" table:formula="of:=[.B34]*[.E34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4" office:value-type="string" calcext:value-type="string">
            <text:p>Bourns_3269W_Vertical</text:p>
          </table:table-cell>
          <table:table-cell table:style-name="ce4" office:value-type="currency" office:currency="USD" office:value="4.83" calcext:value-type="currency">
            <text:p>$4.83</text:p>
          </table:table-cell>
          <table:table-cell table:style-name="ce4" table:formula="of:=[.B35]*[.E35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_Vertical</text:p>
          </table:table-cell>
          <table:table-cell table:number-columns-repeated="2" table:style-name="ce4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V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Bourns_3269W_Vertical</text:p>
          </table:table-cell>
          <table:table-cell table:style-name="ce4" office:value-type="currency" office:currency="USD" office:value="4.83" calcext:value-type="currency">
            <text:p>$4.83</text:p>
          </table:table-cell>
          <table:table-cell table:style-name="ce4" table:formula="of:=[.B37]*[.E37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503LF?qs=sGAEpiMZZMvygUB3GLcD7ojGNC38Ba8zkFz9oELLscE%3D" xlink:type="simple">https://www.mouser.com/ProductDetail/Bourns/3269W-1-503LF?qs=sGAEpiMZZMvygUB3GLcD7ojGNC38Ba8zkFz9oELLscE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 U3 U4 U1 U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SOIC-8_3.9x4.9mm_P1.27mm</text:p>
          </table:table-cell>
          <table:table-cell table:style-name="ce4" office:value-type="currency" office:currency="USD" office:value="0.41" calcext:value-type="currency">
            <text:p>$0.41</text:p>
          </table:table-cell>
          <table:table-cell table:style-name="ce4" table:formula="of:=[.B38]*[.E38]" office:value-type="currency" office:currency="USD" office:value="2.05" calcext:value-type="currency">
            <text:p>$2.05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_3.9x4.9mm_P1.27mm</text:p>
          </table:table-cell>
          <table:table-cell table:style-name="ce4" office:value-type="currency" office:currency="USD" office:value="0.59" calcext:value-type="currency">
            <text:p>$0.59</text:p>
          </table:table-cell>
          <table:table-cell table:style-name="ce4" table:formula="of:=[.B39]*[.E39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Mouser T<text:span text:style-name="T1">otal:</text:span></text:p>
          </table:table-cell>
          <table:table-cell table:style-name="ce2"/>
          <table:table-cell table:style-name="ce4" table:formula="of:=SUM([.F5:.F39])" office:value-type="currency" office:currency="USD" office:value="31.32" calcext:value-type="currency">
            <text:p>$31.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/>
          <table:table-cell table:style-name="ce16"/>
          <table:table-cell table:style-name="ce2" office:value-type="string" calcext:value-type="string">
            <text:p>Link To Mouser Project:</text:p>
          </table:table-cell>
          <table:table-cell table:number-columns-repeated="2"/>
          <table:table-cell office:value-type="string" calcext:value-type="string">
            <text:p><text:a xlink:href="https://www.mouser.com/ProjectManager/ProjectDetail.aspx?AccessID=9e69f1ee1d" xlink:type="simple">https://www.mouser.com/ProjectManager/ProjectDetail.aspx?AccessID=9e69f1ee1d</text:a></text:p>
          </table:table-cell>
          <table:table-cell table:number-columns-repeated="1017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Non-Mouser Parts</text:p>
          </table:table-cell>
          <table:table-cell table:style-name="ce12"/>
          <table:table-cell table:style-name="ce8" table:number-columns-repeated="7"/>
          <table:table-cell table:style-name="ce2"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DR_5.0x4.1mm_P3mm</text:p>
          </table:table-cell>
          <table:table-cell table:style-name="ce4" office:value-type="currency" office:currency="USD" office:value="0.89" calcext:value-type="currency">
            <text:p>$0.89</text:p>
          </table:table-cell>
          <table:table-cell table:style-name="ce4" table:formula="of:=[.B49]*[.E49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OSHPark board</text:p>
          </table:table-cell>
          <table:table-cell table:style-name="ce14"/>
          <table:table-cell table:style-name="ce17" table:number-columns-repeated="2"/>
          <table:table-cell table:style-name="ce2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" office:value-type="string" calcext:value-type="string">
            <text:p>Link to OSHPark board: (3 PCB minimum)</text:p>
          </table:table-cell>
          <table:table-cell table:number-columns-repeated="5"/>
          <table:table-cell office:value-type="string" calcext:value-type="string">
            <text:p><text:a xlink:href="https://oshpark.com/shared_projects/cKb5LmaA" xlink:type="simple">https://oshpark.com/shared_projects/cKb5LmaA</text:a>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6:10:07.975901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6:20:16.499314930</dc:date>
    <meta:editing-duration>PT41M8S</meta:editing-duration>
    <meta:editing-cycles>13</meta:editing-cycles>
    <meta:generator>LibreOffice/6.0.7.3$Linux_X86_64 LibreOffice_project/00m0$Build-3</meta:generator>
    <meta:document-statistic meta:table-count="1" meta:cell-count="268" meta:object-count="0"/>
  </office:meta>
</office:document-meta>
</file>